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e1c3" officeooo:paragraph-rsid="0004e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s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9:16:45.739592548</meta:creation-date>
    <dc:date>2020-03-05T09:32:51.754991895</dc:date>
    <meta:editing-duration>PT16M6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0.7.3$Linux_X86_64 LibreOffice_project/00m0$Build-3</meta:generator>
  </office:meta>
</office:document-meta>
</file>